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5-09-0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5-05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4-09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4-05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3-10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3-09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3-05-1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2-09-0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2-08-1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2-05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1-09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1-05-1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0-09-1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20-05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9-09-1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9-05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8-11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8-09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8-05-1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7-09-0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7-05-0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6-09-2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6-05-2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5-09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5-05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4-08-1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4-06-0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4-04-0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4-02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3-12-1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3-09-1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3-07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3-05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3-04-0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3-02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2-12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2-09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2-05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2-03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2-02-0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1-12-0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1-08-0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1-05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1-03-0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0-11-02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0-08-0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10-04-0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9-10-0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9-08-0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9-04-0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8-10-2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8-08-0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8-04-1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7-08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6-07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6-03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5-03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4-08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4-04-0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3-10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3-10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3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3-06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3-04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3-04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2-10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2-07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200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8-10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3-10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9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8-11-09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3-10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8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7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914074254401</text:p>
          </table:table-cell>
          <table:table-cell office:value-type="string" calcext:value-type="string">
            <text:p>050676-- Coyle Airport Obs</text:p>
          </table:table-cell>
          <table:table-cell office:value-type="string" calcext:value-type="string">
            <text:p>196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76" meta:object-count="0"/>
    <meta:user-defined meta:name="AppVersion">3.0</meta:user-defined>
  </office:meta>
</office:document-meta>
</file>